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Albany AMT1" svg:font-family="'Albany AMT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"/>
    </style:style>
    <style:style style:name="P3" style:family="paragraph" style:parent-style-name="Standard">
      <style:text-properties style:font-name="Bitstream Vera Sans"/>
    </style:style>
    <style:style style:name="P4" style:family="paragraph" style:parent-style-name="Standard">
      <style:paragraph-properties fo:text-align="center" style:justify-single-word="false"/>
      <style:text-properties style:font-name="Bitstream Vera Sans" fo:font-size="24pt" style:font-size-asian="24pt" style:font-size-complex="24pt"/>
    </style:style>
    <style:style style:name="P5" style:family="paragraph" style:parent-style-name="Standard">
      <style:paragraph-properties fo:text-align="end" style:justify-single-word="false"/>
      <style:text-properties style:font-name="Bitstream Vera Sans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mos e Estruturas de Dados II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Quarto Trabalho Prático</text:p>
      <text:p text:style-name="P4"/>
      <text:p text:style-name="P4"/>
      <text:p text:style-name="P4"/>
      <text:p text:style-name="P4"/>
      <text:p text:style-name="P4"/>
      <text:p text:style-name="P4">Algoritmo de Huffman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Professor Roberto Bigonha</text:p>
      <text:p text:style-name="P5">Aluno Gustavo Campos Ferreira Guimarães - 200504129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Albany AMT1" svg:font-family="'Albany AMT'" style:font-pitch="variable"/>
    <style:font-face style:name="Bitstream Vera Sans" svg:font-family="'Bitstream Vera Sans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pt" fo:country="BR" style:font-name-asian="Albany AMT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lbany AMT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6-05-29T09:23:48</meta:creation-date>
    <dc:date>2006-05-29T09:24:47</dc:date>
    <dc:language>pt-BR</dc:language>
    <meta:editing-cycles>2</meta:editing-cycles>
    <meta:editing-duration>PT1M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21" meta:character-count="155"/>
  </office:meta>
</office:document-meta>
</file>